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" svg:font-family="'Gill Sans MT'"/>
    <style:font-face style:name="Gill Sans MT_CCJU1" svg:font-family="'Gill Sans MT_CCJU'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Gill Sans MT" fo:font-weight="bold"/>
    </style:style>
    <style:style style:name="P2" style:family="paragraph" style:parent-style-name="Text_20_body">
      <style:paragraph-properties>
        <style:tab-stops>
          <style:tab-stop style:position="12.065cm"/>
        </style:tab-stops>
      </style:paragraph-properties>
      <style:text-properties style:font-name="Gill Sans MT" fo:font-size="11pt"/>
    </style:style>
    <style:style style:name="P3" style:family="paragraph" style:parent-style-name="Text_20_body">
      <style:text-properties fo:font-size="11pt" style:font-size-asian="11pt" style:font-size-complex="11pt"/>
    </style:style>
    <style:style style:name="P4" style:family="paragraph" style:parent-style-name="Text_20_body">
      <style:text-properties style:font-name="Gill Sans MT_CCJU"/>
    </style:style>
    <style:style style:name="P5" style:family="paragraph" style:parent-style-name="Text_20_body">
      <style:text-properties style:font-name="Gill Sans MT_CCJU" fo:font-size="11pt" style:font-size-asian="11pt" style:font-size-complex="11pt"/>
    </style:style>
    <style:style style:name="P6" style:family="paragraph" style:parent-style-name="Text_20_body">
      <style:paragraph-properties fo:text-align="end" style:justify-single-word="false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text-properties style:font-name="Gill Sans MT_CCJU" fo:font-weight="bold"/>
    </style:style>
    <style:style style:name="P8" style:family="paragraph" style:parent-style-name="Text_20_body">
      <style:paragraph-properties fo:text-align="justify" style:justify-single-word="false"/>
      <style:text-properties style:font-name="Gill Sans MT_CCJU"/>
    </style:style>
    <style:style style:name="P9" style:family="paragraph" style:parent-style-name="Text_20_body">
      <style:text-properties style:font-name="Gill Sans MT_CCJU1" fo:font-size="11pt" style:font-size-asian="11pt" style:font-size-complex="11pt"/>
    </style:style>
    <style:style style:name="P10" style:family="paragraph" style:parent-style-name="Text_20_body">
      <style:paragraph-properties fo:text-align="justify" style:justify-single-word="false"/>
      <style:text-properties style:font-name="Gill Sans MT_CCJU1" fo:font-size="11pt" style:font-size-asian="11pt" style:font-size-complex="11pt"/>
    </style:style>
    <style:style style:name="P11" style:family="paragraph" style:parent-style-name="Text_20_body">
      <style:paragraph-properties fo:margin-left="0cm" fo:margin-right="0cm" fo:text-indent="0cm" style:auto-text-indent="false">
        <style:tab-stops>
          <style:tab-stop style:position="12.065cm"/>
        </style:tab-stops>
      </style:paragraph-properties>
    </style:style>
    <style:style style:name="P12" style:family="paragraph" style:parent-style-name="Standard">
      <style:paragraph-properties fo:break-before="auto" fo:break-after="auto"/>
      <style:text-properties style:font-name="Gill Sans MT_CCJU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3" style:family="paragraph" style:parent-style-name="Text_20_body">
      <style:paragraph-properties fo:margin-left="2cm" fo:margin-right="0cm" fo:text-indent="-2cm" style:auto-text-indent="false"/>
      <style:text-properties style:font-name="Gill Sans MT_CCJU" fo:font-weight="bold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Standard">
      <style:paragraph-properties fo:text-align="end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6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7" style:family="paragraph" style:parent-style-name="Standard">
      <style:text-properties style:font-name="Gill Sans MT_CCJU"/>
    </style:style>
    <style:style style:name="P18" style:family="paragraph">
      <style:paragraph-properties fo:text-align="start"/>
    </style:style>
    <style:style style:name="T1" style:family="text">
      <style:text-properties style:font-name="Gill Sans MT"/>
    </style:style>
    <style:style style:name="T2" style:family="text">
      <style:text-properties style:font-name="Gill Sans MT" fo:font-size="11pt"/>
    </style:style>
    <style:style style:name="T3" style:family="text">
      <style:text-properties style:font-name="Gill Sans MT_CCJU"/>
    </style:style>
    <style:style style:name="T4" style:family="text">
      <style:text-properties style:font-name="Gill Sans MT_CCJU" fo:font-size="11pt"/>
    </style:style>
    <style:style style:name="T5" style:family="text">
      <style:text-properties style:font-name="Gill Sans MT_CCJU1"/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>
          <form:checkbox form:name="CheckBox" form:control-implementation="ooo:com.sun.star.form.component.CheckBox" xml:id="control1" form:id="control1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" form:id="control2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" form:id="control3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%#include PCheader#%</text:p>
      <text:p text:style-name="P17"/>
      <text:p text:style-name="P13">%=TITRE_BILLAG=%</text:p>
      <text:p text:style-name="P8"/>
      <text:p text:style-name="P10">%=POLITESSE_BILLAG=%</text:p>
      <text:p text:style-name="P10">%=PAR1_BILLAG=%</text:p>
      <text:p text:style-name="P10">%=PAR2_BILLAG=%</text:p>
      <text:p text:style-name="P10">%=PAR3_BILLAG=%</text:p>
      <text:p text:style-name="P10">%=PAR4_BILLAG=%</text:p>
      <text:p text:style-name="P15"/>
      <text:p text:style-name="P16">%=SALUTATIONS_BILLAG=%</text:p>
      <text:p text:style-name="P15"/>
      <text:p text:style-name="P15">%#include PCsignature#%</text:p>
      <text:p text:style-name="P6">%=TOURNEZ_BILLAG=%</text:p>
      <text:p text:style-name="P14"/>
      <text:p text:style-name="Text_20_body"/>
      <text:p text:style-name="P2"><text:tab/></text:p>
      <text:p text:style-name="P11"><text:span text:style-name="T2"><text:tab/></text:span><text:span text:style-name="T4">Billag SA<text:line-break/><text:tab/>Avenue de Tivoli 3<text:line-break/><text:tab/>Case postale<text:line-break/><text:tab/></text:span><text:span text:style-name="T4">CH-1701 Fribourg</text:span></text:p>
      <text:p text:style-name="Text_20_body"/>
      <text:p text:style-name="P7">%=TITRE_FORM_BILLAG=%</text:p>
      <text:p text:style-name="P4"/>
      <text:p text:style-name="P4"/>
      <text:p text:style-name="P5">%=NOM_FORM_BILLAG=%</text:p>
      <text:p text:style-name="P5">%=PRENOM_FORM_BILLAG=%</text:p>
      <text:p text:style-name="P5">%=NAISS_FORM_BILLAG=%</text:p>
      <text:p text:style-name="P5">%=RUE_NO_FORM_BILLAG=%</text:p>
      <text:p text:style-name="P5">%=NPA_LIEU_FORM_BILLAG=%</text:p>
      <text:p text:style-name="P5">%=TEL_FORM_BILLAG=%</text:p>
      <text:p text:style-name="P3"/>
      <text:p text:style-name="P3"><text:span text:style-name="T3"><draw:control text:anchor-type="as-char" svg:y="-0.376cm" draw:z-index="0" draw:style-name="gr1" draw:text-style-name="P18" svg:width="0.451cm" svg:height="0.521cm" draw:control="control1"/></text:span><text:span text:style-name="T3">%=CHK1_FORM_BILLAG=%</text:span></text:p>
      <text:p text:style-name="P5">%=NOM_FORM_BILLAG=%</text:p>
      <text:p text:style-name="P5">%=PRENOM_FORM_BILLAG=%</text:p>
      <text:p text:style-name="P5">%=NAISS_FORM_BILLAG=%</text:p>
      <text:p text:style-name="P5">%=RUE_NO_FORM_BILLAG=%</text:p>
      <text:p text:style-name="P5">%=NPA_LIEU_FORM_BILLAG=%</text:p>
      <text:p text:style-name="P5">%=TEL_FORM_BILLAG=%</text:p>
      <text:p text:style-name="P9">%=NOCLIENT_FORM_BILLAG=%</text:p>
      <text:p text:style-name="Text_20_body"/>
      <text:p text:style-name="P3"><text:span text:style-name="T1"><draw:control text:anchor-type="as-char" svg:y="-0.376cm" draw:z-index="1" draw:style-name="gr1" draw:text-style-name="P18" svg:width="0.451cm" svg:height="0.521cm" draw:control="control2"/></text:span><text:span text:style-name="T5">%=DEJA_CLIENT_FORM_BILLAG=%</text:span></text:p>
      <text:p text:style-name="P3"><text:span text:style-name="T1"><draw:control text:anchor-type="as-char" svg:y="-0.376cm" draw:z-index="2" draw:style-name="gr1" draw:text-style-name="P18" svg:width="0.451cm" svg:height="0.521cm" draw:control="control3"/></text:span><text:span text:style-name="T5">%=PAS_CLIENT_FORM_BILLAG=%</text:span></text:p>
      <text:p text:style-name="Text_20_body"/>
      <text:p text:style-name="Text_20_body"/>
      <text:p text:style-name="P1">%=DATE_FORM_BILLAG=%<text:tab/><text:tab/><text:tab/><text:tab/><text:tab/>%=SIGN_FORM_BILLAG=%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" svg:font-family="'Gill Sans MT'"/>
    <style:font-face style:name="Gill Sans MT_CCJU1" svg:font-family="'Gill Sans MT_CCJU'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01cm" fo:margin-bottom="1.499cm" fo:margin-left="1.981cm" fo:margin-right="2.3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3-21T14:53:16</meta:creation-date>
    <dc:date>2012-06-28T11:14:25.47</dc:date>
    <meta:editing-cycles>22</meta:editing-cycles>
    <meta:editing-duration>PT1H12M7S</meta:editing-duration>
    <meta:document-statistic meta:table-count="0" meta:image-count="0" meta:object-count="0" meta:page-count="2" meta:paragraph-count="30" meta:word-count="41" meta:character-count="662"/>
    <meta:user-defined meta:name="Info 1"/>
    <meta:user-defined meta:name="Info 2"/>
    <meta:user-defined meta:name="Info 3"/>
    <meta:user-defined meta:name="Info 4"/>
  </office:meta>
</office:document-meta>
</file>